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Open Sans" svg:font-family="'Open Sans', Arial, Helvetica, 'Lucida Sans Unicode',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1e89cb"/>
    </style:style>
    <style:style style:name="P2" style:family="paragraph" style:parent-style-name="Standard">
      <style:text-properties officeooo:rsid="0020458d" officeooo:paragraph-rsid="0020458d"/>
    </style:style>
    <style:style style:name="P3" style:family="paragraph" style:parent-style-name="Standard">
      <style:paragraph-properties fo:text-align="center" style:justify-single-word="false"/>
      <style:text-properties officeooo:rsid="0020458d" officeooo:paragraph-rsid="0020458d"/>
    </style:style>
    <style:style style:name="P4" style:family="paragraph" style:parent-style-name="Standard">
      <style:text-properties officeooo:paragraph-rsid="0020458d"/>
    </style:style>
    <style:style style:name="P5" style:family="paragraph" style:parent-style-name="Standard">
      <style:text-properties fo:font-weight="bold" officeooo:rsid="0020ef9a" officeooo:paragraph-rsid="0020ef9a" style:font-weight-asian="bold" style:font-weight-complex="bold"/>
    </style:style>
    <style:style style:name="P6" style:family="paragraph" style:parent-style-name="Standard">
      <style:text-properties fo:font-weight="bold" officeooo:rsid="00242091" officeooo:paragraph-rsid="00242091" style:font-weight-asian="bold" style:font-weight-complex="bold"/>
    </style:style>
    <style:style style:name="P7" style:family="paragraph" style:parent-style-name="Standard">
      <style:text-properties fo:font-weight="bold" officeooo:rsid="002584be" officeooo:paragraph-rsid="002584be" style:font-weight-asian="bold" style:font-weight-complex="bold"/>
    </style:style>
    <style:style style:name="P8" style:family="paragraph" style:parent-style-name="Standard">
      <style:text-properties fo:font-weight="bold" officeooo:rsid="0027c728" officeooo:paragraph-rsid="0027c728" style:font-weight-asian="bold" style:font-weight-complex="bold"/>
    </style:style>
    <style:style style:name="P9" style:family="paragraph" style:parent-style-name="Standard">
      <style:text-properties fo:font-weight="bold" officeooo:rsid="002837fb" officeooo:paragraph-rsid="002837fb" style:font-weight-asian="bold" style:font-weight-complex="bold"/>
    </style:style>
    <style:style style:name="P10" style:family="paragraph" style:parent-style-name="Standard">
      <style:text-properties fo:font-weight="bold" officeooo:rsid="001e89cb" officeooo:paragraph-rsid="001e89cb" style:font-weight-asian="bold" style:font-weight-complex="bold"/>
    </style:style>
    <style:style style:name="P11" style:family="paragraph" style:parent-style-name="Standard">
      <style:text-properties fo:font-weight="bold" officeooo:rsid="00284b1a" officeooo:paragraph-rsid="00284b1a" style:font-weight-asian="bold" style:font-weight-complex="bold"/>
    </style:style>
    <style:style style:name="P12" style:family="paragraph" style:parent-style-name="Standard">
      <style:text-properties fo:font-weight="normal" officeooo:rsid="0027c728" officeooo:paragraph-rsid="0027c728" style:font-weight-asian="normal" style:font-weight-complex="normal"/>
    </style:style>
    <style:style style:name="T1" style:family="text">
      <style:text-properties officeooo:rsid="001e89cb"/>
    </style:style>
    <style:style style:name="T2" style:family="text">
      <style:text-properties fo:font-variant="normal" fo:text-transform="none" fo:color="#333333" style:font-name="Liberation Serif" fo:letter-spacing="normal" fo:font-style="italic" style:font-style-asian="italic" style:font-style-complex="italic"/>
    </style:style>
    <style:style style:name="T3" style:family="text">
      <style:text-properties fo:font-variant="normal" fo:text-transform="none" fo:color="#333333" style:font-name="Liberation Serif" fo:letter-spacing="normal" fo:font-style="normal" officeooo:rsid="001e89cb" style:font-style-asian="normal" style:font-style-complex="normal"/>
    </style:style>
    <style:style style:name="T4" style:family="text">
      <style:text-properties fo:font-variant="normal" fo:text-transform="none" fo:color="#333333" style:font-name="Liberation Serif" fo:letter-spacing="normal" fo:language="en" fo:country="US" fo:font-style="normal" fo:font-weight="bold" officeooo:rsid="001e89cb" style:font-style-asian="normal" style:font-style-complex="normal"/>
    </style:style>
    <style:style style:name="T5" style:family="text">
      <style:text-properties fo:font-variant="normal" fo:text-transform="none" fo:color="#333333" style:font-name="Liberation Serif" fo:letter-spacing="normal" fo:language="en" fo:country="US" fo:font-style="normal" fo:font-weight="normal" officeooo:rsid="001e89cb" style:font-style-asian="normal" style:font-weight-asian="normal" style:font-style-complex="normal" style:font-weight-complex="normal"/>
    </style:style>
    <style:style style:name="T6" style:family="text">
      <style:text-properties fo:font-variant="normal" fo:text-transform="none" fo:color="#333333" style:font-name="Liberation Serif" fo:letter-spacing="normal" fo:language="en" fo:country="US" fo:font-style="italic" fo:font-weight="normal" style:font-style-asian="italic" style:font-weight-asian="normal" style:font-style-complex="italic" style:font-weight-complex="normal"/>
    </style:style>
    <style:style style:name="T7" style:family="text">
      <style:text-properties fo:font-variant="normal" fo:text-transform="none" fo:color="#333333" style:font-name="Liberation Serif"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T8" style:family="text">
      <style:text-properties fo:font-variant="normal" fo:text-transform="none" fo:color="#333333" style:font-name="Liberation Serif" fo:font-size="12pt" fo:letter-spacing="normal" fo:language="en" fo:country="US" fo:font-style="normal" fo:font-weight="normal" officeooo:rsid="001e89cb" style:font-size-asian="12pt" style:font-style-asian="normal" style:font-weight-asian="normal" style:font-size-complex="12pt" style:font-style-complex="normal" style:font-weight-complex="normal"/>
    </style:style>
    <style:style style:name="T9" style:family="text">
      <style:text-properties fo:font-variant="normal" fo:text-transform="none" fo:color="#333333" style:font-name="Liberation Serif" fo:font-size="12pt" fo:letter-spacing="normal" fo:language="en" fo:country="US" fo:font-style="normal" fo:font-weight="normal" officeooo:rsid="0020458d" style:font-size-asian="12pt" style:font-style-asian="normal" style:font-weight-asian="normal" style:font-size-complex="12pt" style:font-style-complex="normal" style:font-weight-complex="normal"/>
    </style:style>
    <style:style style:name="T10" style:family="text">
      <style:text-properties fo:font-variant="normal" fo:text-transform="none" fo:color="#333333" style:font-name="Liberation Serif" fo:font-size="12pt" fo:letter-spacing="normal" fo:language="en" fo:country="US" fo:font-style="normal" style:font-size-asian="12pt" style:font-style-asian="normal" style:font-size-complex="12pt" style:font-style-complex="normal"/>
    </style:style>
    <style:style style:name="T11" style:family="text">
      <style:text-properties fo:font-variant="normal" fo:text-transform="none" fo:color="#333333" style:font-name="Liberation Serif" fo:font-size="12pt" fo:letter-spacing="normal" fo:language="en" fo:country="US" fo:font-style="normal" officeooo:rsid="0020458d" style:font-size-asian="12pt" style:font-style-asian="normal" style:font-size-complex="12pt" style:font-style-complex="normal"/>
    </style:style>
    <style:style style:name="T12" style:family="text">
      <style:text-properties fo:font-variant="normal" fo:text-transform="none" fo:color="#333333" style:font-name="Liberation Serif" fo:font-size="12pt" fo:letter-spacing="normal" fo:language="en" fo:country="US" fo:font-style="italic" fo:font-weight="normal" style:font-size-asian="12pt" style:font-style-asian="italic" style:font-weight-asian="normal" style:font-size-complex="12pt" style:font-style-complex="italic" style:font-weight-complex="normal"/>
    </style:style>
    <style:style style:name="T13" style:family="text">
      <style:text-properties fo:font-variant="normal" fo:text-transform="none" fo:color="#333333" style:font-name="Liberation Serif" fo:font-size="12pt" fo:letter-spacing="normal" fo:language="en" fo:country="US" fo:font-style="italic" fo:font-weight="normal" officeooo:rsid="0020458d" style:font-size-asian="12pt" style:font-style-asian="italic" style:font-weight-asian="normal" style:font-size-complex="12pt" style:font-style-complex="italic" style:font-weight-complex="normal"/>
    </style:style>
    <style:style style:name="T14" style:family="text">
      <style:text-properties fo:font-weight="normal" style:font-weight-asian="normal" style:font-weight-complex="normal"/>
    </style:style>
    <style:style style:name="T15" style:family="text">
      <style:text-properties fo:font-weight="normal" officeooo:rsid="002584be" style:font-weight-asian="normal" style:font-weight-complex="normal"/>
    </style:style>
    <style:style style:name="T16" style:family="text">
      <style:text-properties fo:font-weight="normal" officeooo:rsid="00273785" style:font-weight-asian="normal" style:font-weight-complex="normal"/>
    </style:style>
    <style:style style:name="T17" style:family="text">
      <style:text-properties fo:font-weight="normal" officeooo:rsid="00284b1a" style:font-weight-asian="normal" style:font-weight-complex="normal"/>
    </style:style>
    <style:style style:name="T18" style:family="text">
      <style:text-properties officeooo:rsid="002837f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hristian Vazquez, Grady Denton, Shane Bennett</text:p>
      <text:p text:style-name="P2">6 February 2017</text:p>
      <text:p text:style-name="P2">Dr. Wang</text:p>
      <text:p text:style-name="P2">COP 5611</text:p>
      <text:p text:style-name="P2"/>
      <text:p text:style-name="P3">Project Proposal</text:p>
      <text:p text:style-name="P5">Motivation</text:p>
      <text:p text:style-name="P5"><text:span text:style-name="T14"/></text:p>
      <text:p text:style-name="P5"><text:span text:style-name="T14">The motivation for this project came from Dr. Wang's project ideas lecture given in class. <text:s/>Dr. Wang talked about the idea of semantic reliability. <text:s/>The topic of semantic reliability essentially has to do with importance of bits within files. <text:s/>If you have a bit in your file, and you flip that bit, what happens? <text:s/>Is the change noticeable? How do we decide which bits are important? <text:s/>The idea we came up with is motivated by semantic reliability however we put our own unique touch on it. <text:s/>The three of us have all taken the Malware Reverse Engineering class with Dr. Liu, not to mention our own separate and personal experiences reverse engineering. <text:s/>We want to essentially see what happens if you flip a bit in a binary. <text:s/>Further, to apply it to security, Shane had the idea of making our binary sample be a sample of malware. <text:s/>The idea behind looking at a malware sample will be not only to record the changes, but see if it breaks the malware.</text:span></text:p>
      <text:p text:style-name="P5"><text:span text:style-name="T14"/></text:p>
      <text:p text:style-name="P6">State of the art</text:p>
      <text:p text:style-name="P6"><text:span text:style-name="T14"/></text:p>
      <text:p text:style-name="P6"><text:span text:style-name="T14">What makes this project state of the art can be seen in the sample of papers put together. <text:s/>From what has been witnessed, this is not a topic that anyone has looked into. <text:s/>Obviously, semantic reliability has been investigated before. <text:s/>That is not a new topic. <text:s/>Neither is research on the bits composing assembly language and forming opcodes. <text:s/>In fact, we were able to find research specifically on opcodes and malware. <text:s/>We were also able to find a little research on bit flipping as well. <text:s/>However, from what we could find, it does not appear anyone has investigated the effects of bit-flipping on a binary file. <text:s/>Due to the fact that it will be first time research </text:span><text:span text:style-name="T15">that should make it state of the art. <text:s/>Also, we will be recording the effects that it has on each malware. <text:s/>If a trend is found on identified malware, we could potentially have an idea of how to break malware. <text:s/>Knowing how to break malware could influence future anti-virus programs.</text:span></text:p>
      <text:p text:style-name="P6"><text:span text:style-name="T15"/></text:p>
      <text:p text:style-name="P7">Methodology</text:p>
      <text:p text:style-name="P7"><text:span text:style-name="T14"/></text:p>
      <text:p text:style-name="P7"><text:span text:style-name="T14">The methodology here will be pretty straight forward. <text:s/>I will recommend two virtual machines, one for Windows and one for Linux. <text:s/>However, initially the primary focus will be Windows before trying it on Linux. <text:s/>First we will take our malware sample and run it on Windows through a debugger. <text:s/>We will record the results. <text:s/>Then, we will look at our malware sample in IDA Pro. <text:s/>In that, we can decide an instruction we would like to change and tab over to its hex value. <text:s/>We will then either change the opcode, register value, or immediate value for this instruction </text:span><text:span text:style-name="T16">using a hexeditor</text:span><text:span text:style-name="T14">. <text:s/>We will then record the actual physical change that takes place on the malware sample (as in either what is the instruction now, what is the register now, or what is the immediate value now). <text:s/>Then, we will dynamically run </text:span><text:span text:style-name="T16">the malware again in a debugger once more. <text:s/>What happened to the malware? Was the change even noticeable? <text:s/>We will repeat this with the instruction to change from flipping the opcode to flipping the immediate value or register value. <text:s/>We will also examine randomly the beginning, middle, and end to see if that has an effect on breaking the program. <text:s/>The steps should be repeated from here. <text:s/>For Linux we can use either IDA Pro through Wine or other reversing programs such as radare or objdump.</text:span></text:p>
      <text:p text:style-name="P7"><text:span text:style-name="T16"/></text:p>
      <text:p text:style-name="P8">Show Stoppers</text:p>
      <text:p text:style-name="P8"><text:soft-page-break/></text:p>
      <text:p text:style-name="P12">The reverse engineering process can be a slow process, but I believe that we can make fast progress because we are not necessarily reversing. <text:s/>The only thing that would really stop us on a malware sample is having to unpack the sample and figuring out where the tailjump is. <text:s/>However, we can not unpack and still examine beginning-middle-end and just note that the sample is packed to see if that makes a difference. <text:s/><text:span text:style-name="T18">We could also actually try to unpack the malware to examine beginning-middle-end. <text:s/>If that gets too challenging, the great thing is we have the freedom to ditch a sample that we cannot work with as long as we note that. <text:s/>However, if things get really bad, a completely alternate plan b would be to completely switch our project over to be the semantic reliability project talked about in class.</text:span></text:p>
      <text:p text:style-name="P12"/>
      <text:p text:style-name="P9">Timeline</text:p>
      <text:p text:style-name="P9"><text:span text:style-name="T14"/></text:p>
      <text:p text:style-name="P9"><text:span text:style-name="T14">As mentioned before, the reversing process can be length. <text:s/>However, we are more or less analyzing the execution of the malware and the changes that we made. <text:s/>If we work together, I think it is possible to knock out 2 binaries per week, that way we have a pretty good sample made up. <text:s/>I think for this week, we should pick out 4-6 windows viruses. <text:s/>Christian already has a Windows 7 virtual machine already made. <text:s/>Grady and Shane can get their's made this week if need be. <text:s/>Then, in 2-3 weeks we will look at what we have with our sampl</text:span><text:span text:style-name="T17">e and adding either more Windows or Linux viruses on the sample. <text:s/>After that second round of viruses, we can explore trends in what we have seen and start trying to quantify our results.</text:span></text:p>
      <text:p text:style-name="P9"><text:span text:style-name="T17"/></text:p>
      <text:p text:style-name="P10">Papers:</text:p>
      <text:p text:style-name="P10"><text:span text:style-name="T14"/></text:p>
      <text:p text:style-name="P1"><text:span text:style-name="T1">1) </text:span><text:span text:style-name="T2">Semantic reliability in distributed AI systems</text:span><text:span text:style-name="T3"> by TS Sundresh</text:span></text:p>
      <text:p text:style-name="P1"><text:span text:style-name="T3">2) </text:span><text:span text:style-name="T2">Efficient workspaces through semantic reliability </text:span><text:span text:style-name="T3">by J. Sholl, S. Elf, P. Parnes</text:span></text:p>
      <text:p text:style-name="P1"><text:span text:style-name="T3">3) </text:span><text:span text:style-name="T6">Semantic reliability of multi-agent intelligent systems</text:span><text:span text:style-name="T4"> </text:span><text:span text:style-name="T5">by TS Sundresh</text:span></text:p>
      <text:p text:style-name="P1"><text:span text:style-name="T5">4) </text:span><text:span text:style-name="T12">Opcodes as predictor for malware</text:span><text:span text:style-name="T8"> by Daniel Bilar</text:span></text:p>
      <text:p text:style-name="Standard"><text:span text:style-name="T8">5</text:span><text:span text:style-name="T9">) </text:span><text:span text:style-name="T13">Opcodes histogram for classifying metamorphic portable executables malware</text:span><text:span text:style-name="T9"> by Babak Bashari Rad, Maslin Masrom, Suahimi Ibrahim</text:span></text:p>
      <text:p text:style-name="P4"><text:span text:style-name="T9">6) </text:span><text:span text:style-name="T12">Implementation-efficient reliability ratio based weighted bit-flipping decoding for LDPC codes</text:span><text:span text:style-name="T9"> by CH Lee and W Wolf</text:span></text:p>
      <text:p text:style-name="P2"><text:span text:style-name="T9">7</text:span><text:span text:style-name="T7">) Semantic Reliability as talked about in Dr. Wang's Lecture</text:span></text:p>
      <text:p text:style-name="Standard"><text:span text:style-name="T9"/></text:p>
      <text:p text:style-name="P11"><text:span text:style-name="T11">D</text:span><text:span text:style-name="T10">ivisions of Labor</text:span></text:p>
      <text:p text:style-name="P11"><text:span text:style-name="T7"/></text:p>
      <text:p text:style-name="P11"><text:span text:style-name="T7">Christian:</text:span></text:p>
      <text:p text:style-name="P11"><text:span text:style-name="T7"><text:tab/>Will maintain viruses in Virtual Machine and help with group to contain</text:span></text:p>
      <text:p text:style-name="P11"><text:span text:style-name="T7"><text:tab/>Debugging</text:span></text:p>
      <text:p text:style-name="P11"><text:span text:style-name="T7"><text:tab/>Any writing that needs to be done</text:span></text:p>
      <text:p text:style-name="P11"><text:span text:style-name="T7">Shane:</text:span></text:p>
      <text:p text:style-name="P11"><text:span text:style-name="T7"><text:tab/>Sampling</text:span></text:p>
      <text:p text:style-name="P11"><text:span text:style-name="T7"><text:tab/>Reversing</text:span></text:p>
      <text:p text:style-name="P11"><text:span text:style-name="T7">Grady:</text:span></text:p>
      <text:p text:style-name="P11"><text:span text:style-name="T7"><text:tab/>Recording results</text:span></text:p>
      <text:p text:style-name="P11"><text:span text:style-name="T7"><text:tab/>Deciding on bits to fli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svg:font-family="'Helvetica Neue', Helvetica, Arial, sans-serif"/>
    <style:font-face style:name="Open Sans" svg:font-family="'Open Sans', Arial, Helvetica, 'Lucida Sans Unicode',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ian Vazquez</meta:initial-creator>
    <meta:creation-date>2017-02-07T17:22:35.318541166</meta:creation-date>
    <dc:date>2017-02-07T19:36:56.770270096</dc:date>
    <dc:creator>Christian Vazquez</dc:creator>
    <meta:editing-duration>PT7M44S</meta:editing-duration>
    <meta:editing-cycles>2</meta:editing-cycles>
    <meta:generator>LibreOffice/4.4.3.2$Linux_X86_64 LibreOffice_project/40m0$Build-2</meta:generator>
    <meta:document-statistic meta:table-count="0" meta:image-count="0" meta:object-count="0" meta:page-count="2" meta:paragraph-count="34" meta:word-count="987" meta:character-count="5687" meta:non-whitespace-character-count="4681"/>
  </office:meta>
</office:document-meta>
</file>